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ce1"/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table:number-columns-repeated="4"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@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table:number-columns-repeated="2" office:value-type="string" calcext:value-type="string">
            <text:p>%</text:p>
          </table:table-cell>
          <table:table-cell table:number-columns-repeated="2"/>
          <table:table-cell table:number-columns-repeated="3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15"/>
          <table:table-cell table:number-columns-repeated="3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13"/>
          <table:table-cell office:value-type="string" calcext:value-type="string">
            <text:p>@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1" office:value-type="string" calcext:value-type="string">
            <text:p>%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18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number-columns-repeated="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/>
          <table:table-cell table:number-columns-repeated="3" office:value-type="string" calcext:value-type="string">
            <text:p>%</text:p>
          </table:table-cell>
          <table:table-cell table:number-columns-repeated="5"/>
          <table:table-cell table:number-columns-repeated="3" office:value-type="string" calcext:value-type="string">
            <text:p>%</text:p>
          </table:table-cell>
          <table:table-cell table:number-columns-repeated="11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12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6"/>
          <table:table-cell office:value-type="string" calcext:value-type="string">
            <text:p>@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 table:number-rows-repeated="14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2:25:42.437370333</meta:creation-date>
    <dc:date>2021-05-12T02:38:26.531826090</dc:date>
    <meta:editing-duration>PT2M4S</meta:editing-duration>
    <meta:editing-cycles>1</meta:editing-cycles>
    <meta:document-statistic meta:table-count="1" meta:cell-count="331" meta:object-count="0"/>
    <meta:generator>LibreOffice/6.0.7.3$Linux_X86_64 LibreOffice_project/00m0$Build-3</meta:generator>
  </office:meta>
</office:document-meta>
</file>